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091c"/>
    </style:style>
    <style:style style:name="P2" style:family="paragraph" style:parent-style-name="Standard">
      <style:paragraph-properties fo:text-align="start" style:justify-single-word="false"/>
      <style:text-properties officeooo:rsid="001b091c" officeooo:paragraph-rsid="001b091c"/>
    </style:style>
    <style:style style:name="P3" style:family="paragraph" style:parent-style-name="Standard">
      <style:paragraph-properties fo:text-align="start" style:justify-single-word="false"/>
      <style:text-properties officeooo:rsid="001b091c" officeooo:paragraph-rsid="001cb39b"/>
    </style:style>
    <style:style style:name="P4" style:family="paragraph" style:parent-style-name="Standard">
      <style:paragraph-properties fo:text-align="end" style:justify-single-word="false"/>
      <style:text-properties officeooo:rsid="001b091c" officeooo:paragraph-rsid="001b091c"/>
    </style:style>
    <style:style style:name="P5" style:family="paragraph" style:parent-style-name="Standard">
      <style:paragraph-properties fo:text-align="center" style:justify-single-word="false"/>
      <style:text-properties officeooo:rsid="001b091c" officeooo:paragraph-rsid="001b091c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1b091c"/>
    </style:style>
    <style:style style:name="P8" style:family="paragraph" style:parent-style-name="Heading_20_3">
      <style:text-properties officeooo:paragraph-rsid="001b091c"/>
    </style:style>
    <style:style style:name="P9" style:family="paragraph" style:parent-style-name="Heading_20_3">
      <style:paragraph-properties fo:text-align="start" style:justify-single-word="false"/>
      <style:text-properties officeooo:rsid="001b091c" officeooo:paragraph-rsid="001b091c"/>
    </style:style>
    <style:style style:name="P10" style:family="paragraph" style:parent-style-name="Heading_20_3">
      <style:paragraph-properties fo:text-align="center" style:justify-single-word="false"/>
      <style:text-properties fo:font-weight="normal" officeooo:rsid="001b091c" officeooo:paragraph-rsid="001b091c" style:font-weight-asian="normal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1b091c" officeooo:paragraph-rsid="001b091c"/>
    </style:style>
    <style:style style:name="T1" style:family="text">
      <style:text-properties fo:color="#cc0000"/>
    </style:style>
    <style:style style:name="T2" style:family="text">
      <style:text-properties officeooo:rsid="001cb3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rimindo arquivos </text:p>
      <text:p text:style-name="P1"/>
      <text:p text:style-name="P4">Fonte: &lt;<text:a xlink:type="simple" xlink:href="http://wiki.locaweb.com.br/pt-br/Como_compactar_e_descompactar_arquivos" text:style-name="Internet_20_link" text:visited-style-name="Visited_20_Internet_20_Link">wiki.locaweb.com.br</text:a>&gt;</text:p>
      <text:h text:style-name="Heading_20_3" text:outline-level="3"><text:bookmark text:name=".zip_com_compress.C3.A3o_padr.C3.A3o"/>.zip com compressão padrão</text:h>
      <text:p text:style-name="P7">zip -r NovoArquivo.zip Arquivo1 Arquivo2 Diretorio1 Diretorio2</text:p>
      <text:h text:style-name="P8" text:outline-level="3"><text:bookmark text:name=".zip_com_compress.C3.A3o_m.C3.A1xima"/>.zip com compressão máxima</text:h>
      <text:p text:style-name="P6">zip -r -9 NovoArquivo.zip Arquivo1 Arquivo2 Diretorio1 Diretorio2</text:p>
      <text:h text:style-name="Heading_20_3" text:outline-level="3"><text:bookmark text:name=".tar"/>.tar</text:h>
      <text:p text:style-name="Text_20_body"><text:span text:style-name="T1">Ideal para compactar com Gzip ou Bzip2 posteriormente.</text:span> </text:p>
      <text:p text:style-name="P6">tar cvf NovoArquivo.tar Arquivo1 Arquivo2 Diretorio1 Diretorio2</text:p>
      <text:h text:style-name="Heading_20_3" text:outline-level="3"><text:bookmark text:name=".gz_com_compress.C3.A3o_padr.C3.A3o"/>.gz com compressão padrão</text:h>
      <text:p text:style-name="Text_20_body"><text:span text:style-name="T1">Gzip não suporta compactação de mais um arquivo ou de diretórios, por isso usamos antes o TAR.</text:span> </text:p>
      <text:p text:style-name="P6">gzip Arquivo.tar</text:p>
      <text:p text:style-name="Text_20_body">Obs: O 'Arquivo.tar' deixará de existir e dará lugar ao 'Arquivo.tar.gz' </text:p>
      <text:h text:style-name="Heading_20_3" text:outline-level="3"><text:bookmark text:name=".gz_com_compress.C3.A3o_m.C3.A1xima"/>.gz com compressão máxima</text:h>
      <text:p text:style-name="P6">gzip -9 Arquivo.tar</text:p>
      <text:p text:style-name="Text_20_body">Obs: O 'Arquivo.tar' deixará de existir e dará lugar ao 'Arquivo.tar.gz' </text:p>
      <text:h text:style-name="Heading_20_3" text:outline-level="3"><text:bookmark text:name=".tar.gz"/>.tar.gz</text:h>
      <text:p text:style-name="Text_20_body"><text:span text:style-name="T1">Compactando diretamente, mas o nível de compressão do Gzip será padrão.</text:span> </text:p>
      <text:p text:style-name="P6">tar czvf NovoArquivo.tar.gz Arquivo1 Arquivo2 Diretorio1 Diretorio2</text:p>
      <text:h text:style-name="Heading_20_3" text:outline-level="3"><text:bookmark text:name=".bz2_com_compress.C3.A3o_padr.C3.A3o"/>.bz2 com compressão padrão</text:h>
      <text:p text:style-name="Text_20_body"><text:span text:style-name="T1">Bzip2 não suporta compactação de mais um arquivo ou de diretórios, por isso usamos antes o TAR.</text:span> </text:p>
      <text:p text:style-name="P6">bzip2 Arquivo.tar</text:p>
      <text:p text:style-name="Text_20_body">Obs: O 'Arquivo.tar' deixará de existir e dará lugar ao 'Arquivo.tar.bz2' </text:p>
      <text:h text:style-name="Heading_20_3" text:outline-level="3"><text:bookmark text:name=".bz2_com_compress.C3.A3o_m.C3.A1xima"/>.bz2 com compressão máxima</text:h>
      <text:p text:style-name="P6">bzip2 -9 Arquivo.tar</text:p>
      <text:p text:style-name="Text_20_body">Obs: O 'Arquivo.tar' deixará de existir e dará lugar ao 'Arquivo.tar.bz2' </text:p>
      <text:h text:style-name="Heading_20_3" text:outline-level="3"><text:bookmark text:name=".tar.bz2"/>.tar.bz2</text:h>
      <text:p text:style-name="Text_20_body"><text:span text:style-name="T1">Compactando diretamente, mas o nível de compressão do Bzip2 será padrão.</text:span> </text:p>
      <text:p text:style-name="P6"><text:soft-page-break/>tar cjvf NovoArquivo.tar.bz2 Arquivo1 Arquivo2 Diretorio1 Diretorio2</text:p>
      <text:h text:style-name="P10" text:outline-level="3">Descomprimindo Arquivos </text:h>
      <text:h text:style-name="P9" text:outline-level="3"><text:bookmark text:name=".zip"/>.zip</text:h>
      <text:p text:style-name="P6">unzip Arquivo.zip</text:p>
      <text:h text:style-name="Heading_20_3" text:outline-level="3"><text:bookmark text:name=".tar.gz_ou_.tgz"/>.tar.gz ou .tgz</text:h>
      <text:p text:style-name="P6">tar xzvf Arquivo.tar.gz</text:p>
      <text:h text:style-name="Heading_20_3" text:outline-level="3"><text:bookmark text:name=".tar.bz2_ou_.tbz"/>.tar.bz2 ou .tbz</text:h>
      <text:p text:style-name="P6">tar xjvf Arquivo.tar.bz2</text:p>
      <text:h text:style-name="Heading_20_3" text:outline-level="3"><text:bookmark text:name=".tar_somente"/>.tar somente</text:h>
      <text:p text:style-name="P6">tar xvf Arquivo.tar</text:p>
      <text:h text:style-name="Heading_20_3" text:outline-level="3"><text:bookmark text:name=".gz_.28.sql.gz.2C_.txt.gz_e_demais_extens.C3.B5es_.gz_que_n.C3.A3o_sejam_.tar.gz.29"/>.gz (.sql.gz, .txt.gz e demais extensões .gz que não sejam .tar.gz)</text:h>
      <text:p text:style-name="P6">gunzip Arquivo.txt.gz</text:p>
      <text:p text:style-name="Text_20_body">Obs: O 'Arquivo.txt.gz' deixará de existir e dará lugar ao 'Arquivo.txt' </text:p>
      <text:h text:style-name="Heading_20_3" text:outline-level="3"><text:bookmark text:name=".bz2_.28.sql.bz2.2C_.txt.bz2_e_demais_extens.C3.B5es_.bz2_que_n.C3.A3o_sejam_.tar.bz2.29"/>.bz2 (.sql.bz2, .txt.bz2 e demais extensões .bz2 que não sejam .tar.bz2)</text:h>
      <text:p text:style-name="P6">bunzip2 Arquivo.txt.bz2</text:p>
      <text:p text:style-name="P2"/>
      <text:p text:style-name="P2">Referência: &lt;<text:a xlink:type="simple" xlink:href="http://wiki.locaweb.com.br/pt-br/Como_compactar_e_descompactar_arquivos" text:style-name="Internet_20_link" text:visited-style-name="Visited_20_Internet_20_Link">http://wiki.locaweb.com.br/pt-br/Como_compactar_e_descompactar_arquivos</text:a>&gt;</text:p>
      <text:p text:style-name="P2"/>
      <text:p text:style-name="P2"/>
      <text:p text:style-name="P2"/>
      <text:p text:style-name="P2"/>
      <text:p text:style-name="P11">zip: <text:line-break/><text:line-break/><text:span text:style-name="Strong_20_Emphasis">gunzip nomedoarquivo.zip</text:span> <text:line-break/><text:line-break/>rar: <text:line-break/><text:line-break/><text:span text:style-name="Strong_20_Emphasis">unrar x nomedoarquivo.rar</text:span> <text:line-break/><text:line-break/>tar: <text:line-break/><text:line-break/><text:span text:style-name="Strong_20_Emphasis">tar -xvf nomedoarquivo.tar</text:span> <text:line-break/><text:line-break/>tar.gz: <text:line-break/><text:line-break/><text:span text:style-name="Strong_20_Emphasis">tar -vzxf nomedoarquivo.tar.gz</text:span> <text:line-break/><text:line-break/>bz2: <text:line-break/><text:line-break/><text:span text:style-name="Strong_20_Emphasis">bunzip nomedoarquivo.bz2</text:span> <text:line-break/><text:line-break/>tar.bz2: <text:line-break/><text:line-break/><text:span text:style-name="Strong_20_Emphasis">tar -jxvf nomedoarquivo.tar.bz2</text:span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3"><text:span text:style-name="Strong_20_Emphasis"><text:span text:style-name="T2">Referência: &lt;http://www.vivaolinux.com.br/dica/Como-descompactar-arquivos-zip-rar-tar.gz-tar.bz2-pelo-terminal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22:31:39.087824203</meta:creation-date>
    <dc:date>2016-02-03T13:27:17.016114459</dc:date>
    <meta:editing-duration>PT18M48S</meta:editing-duration>
    <meta:editing-cycles>3</meta:editing-cycles>
    <meta:generator>LibreOffice/5.0.3.2$Linux_X86_64 LibreOffice_project/e5f16313668ac592c1bfb310f4390624e3dbfb75</meta:generator>
    <dc:creator>Lenon Ricardo</dc:creator>
    <meta:document-statistic meta:table-count="0" meta:image-count="0" meta:object-count="0" meta:page-count="3" meta:paragraph-count="46" meta:word-count="270" meta:character-count="2134" meta:non-whitespace-character-count="1876"/>
  </office:meta>
</office:document-meta>
</file>